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6.937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dc2300"/>
      <style:text-properties fo:color="#000000" fo:font-weight="normal" style:font-weight-asian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/>
    <style:style style:name="ce6" style:family="table-cell" style:parent-style-name="Default">
      <style:text-properties style:use-window-font-color="true" style:font-name="Tahoma" fo:font-size="10pt" fo:language="none" fo:country="none" style:font-name-asian="Tahoma" style:font-size-asian="4.69999980926514pt" style:language-asian="none" style:country-asian="none" style:font-name-complex="Tahoma" style:font-size-complex="4.69999980926514pt" style:language-complex="none" style:country-complex="none"/>
    </style:style>
    <style:style style:name="ce7" style:family="table-cell" style:parent-style-name="Default">
      <style:table-cell-properties fo:background-color="#dc2300"/>
      <style:text-properties fo:font-weight="normal" style:font-weight-asian="normal" style:font-weight-complex="normal"/>
    </style:style>
    <style:style style:name="ce8" style:family="table-cell" style:parent-style-name="Default">
      <style:text-properties style:font-name-asian="SimSun" style:language-asian="zh" style:country-asian="CN" style:language-complex="hi" style:country-complex="IN"/>
    </style:style>
    <style:style style:name="ce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02cm solid #000000"/>
    </style:style>
    <style:style style:name="ce11" style:family="table-cell" style:parent-style-name="Default" style:data-style-name="N111"/>
    <style:style style:name="ce12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Default"/>
        <table:table-column table:style-name="co5" table:default-cell-style-name="ce11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ce1" office:value-type="string">
            <text:p>Composant</text:p>
          </table:table-cell>
          <table:table-cell table:style-name="ce2" office:value-type="string">
            <text:p>Value</text:p>
          </table:table-cell>
          <table:table-cell table:style-name="ce1" office:value-type="string">
            <text:p>Part</text:p>
          </table:table-cell>
          <table:table-cell table:style-name="ce2" office:value-type="string">
            <text:p>Référence FN</text:p>
          </table:table-cell>
          <table:table-cell table:style-name="ce2" office:value-type="string">
            <text:p>Qté brute</text:p>
          </table:table-cell>
          <table:table-cell table:style-name="ce2" office:value-type="string">
            <text:p>UDV</text:p>
          </table:table-cell>
          <table:table-cell table:style-name="ce10" office:value-type="string">
            <text:p>prix/UDV</text:p>
          </table:table-cell>
          <table:table-cell table:style-name="ce10" office:value-type="string">
            <text:p>Qté en UDV</text:p>
          </table:table-cell>
          <table:table-cell table:style-name="ce10" office:value-type="string">
            <text:p>Sous total F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520250-3</text:p>
          </table:table-cell>
          <table:table-cell/>
          <table:table-cell office:value-type="string">
            <text:p>I2C, JTAG</text:p>
          </table:table-cell>
          <table:table-cell office:value-type="float" office:value="1087676">
            <text:p>10876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1.16">
            <text:p>1,160 €</text:p>
          </table:table-cell>
          <table:table-cell office:value-type="float" office:value="2">
            <text:p>2</text:p>
          </table:table-cell>
          <table:table-cell table:formula="of:=[.L2]*[.M2]" office:value-type="currency" office:currency="EUR" office:value="2.32">
            <text:p>2,32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555165-2</text:p>
          </table:table-cell>
          <table:table-cell/>
          <table:table-cell office:value-type="string">
            <text:p>UART0</text:p>
          </table:table-cell>
          <table:table-cell office:value-type="float" office:value="1557719">
            <text:p>1557719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06">
            <text:p>1,060 €</text:p>
          </table:table-cell>
          <table:table-cell office:value-type="float" office:value="1">
            <text:p>1</text:p>
          </table:table-cell>
          <table:table-cell table:formula="of:=[.L3]*[.M3]" office:value-type="currency" office:currency="EUR" office:value="1.06">
            <text:p>1,06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ML10L</text:p>
          </table:table-cell>
          <table:table-cell/>
          <table:table-cell office:value-type="string">
            <text:p>COLOR_SENSOR0, COLOR_SENSOR1</text:p>
          </table:table-cell>
          <table:table-cell office:value-type="float" office:value="636332">
            <text:p>6363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1.54">
            <text:p>1,540 €</text:p>
          </table:table-cell>
          <table:table-cell office:value-type="float" office:value="2">
            <text:p>2</text:p>
          </table:table-cell>
          <table:table-cell table:formula="of:=[.L4]*[.M4]" office:value-type="currency" office:currency="EUR" office:value="3.08">
            <text:p>3,08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22-05-7048-04</text:p>
          </table:table-cell>
          <table:table-cell/>
          <table:table-cell office:value-type="string">
            <text:p>J2</text:p>
          </table:table-cell>
          <table:table-cell table:style-name="ce7" office:value-type="string">
            <text:p>KO réf</text:p>
          </table:table-cell>
          <table:table-cell table:number-columns-repeated="2"/>
          <table:table-cell table:number-columns-repeated="2"/>
          <table:table-cell table:formula="of:=[.L5]*[.M5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MOLEX 53047-12</text:p>
          </table:table-cell>
          <table:table-cell/>
          <table:table-cell office:value-type="string">
            <text:p>GP2, SERVOS</text:p>
          </table:table-cell>
          <table:table-cell office:value-type="float" office:value="9732896">
            <text:p>9732896</text:p>
          </table:table-cell>
          <table:table-cell table:number-columns-repeated="2" office:value-type="float" office:value="2">
            <text:p>2</text:p>
          </table:table-cell>
          <table:table-cell office:value-type="currency" office:currency="EUR" office:value="1.03">
            <text:p>1,030 €</text:p>
          </table:table-cell>
          <table:table-cell office:value-type="float" office:value="5">
            <text:p>5</text:p>
          </table:table-cell>
          <table:table-cell table:formula="of:=[.L6]*[.M6]" office:value-type="currency" office:currency="EUR" office:value="5.15">
            <text:p>5,15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LM2596S-5.0</text:p>
          </table:table-cell>
          <table:table-cell/>
          <table:table-cell office:value-type="string">
            <text:p>IC4</text:p>
          </table:table-cell>
          <table:table-cell office:value-type="float" office:value="1214546">
            <text:p>1214546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4.76">
            <text:p>4,760 €</text:p>
          </table:table-cell>
          <table:table-cell office:value-type="float" office:value="1">
            <text:p>1</text:p>
          </table:table-cell>
          <table:table-cell table:formula="of:=[.L8]*[.M8]" office:value-type="currency" office:currency="EUR" office:value="4.76">
            <text:p>4,76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LM2596S-ADJ</text:p>
          </table:table-cell>
          <table:table-cell/>
          <table:table-cell office:value-type="string">
            <text:p>IC2</text:p>
          </table:table-cell>
          <table:table-cell office:value-type="float" office:value="9494367">
            <text:p>9494367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4.76">
            <text:p>4,760 €</text:p>
          </table:table-cell>
          <table:table-cell office:value-type="float" office:value="1">
            <text:p>1</text:p>
          </table:table-cell>
          <table:table-cell table:formula="of:=[.L9]*[.M9]" office:value-type="currency" office:currency="EUR" office:value="4.76">
            <text:p>4,76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74HC157D</text:p>
          </table:table-cell>
          <table:table-cell/>
          <table:table-cell office:value-type="string">
            <text:p>IC5</text:p>
          </table:table-cell>
          <table:table-cell office:value-type="float" office:value="1085334">
            <text:p>1085334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85">
            <text:p>0,850 €</text:p>
          </table:table-cell>
          <table:table-cell office:value-type="float" office:value="1">
            <text:p>1</text:p>
          </table:table-cell>
          <table:table-cell table:formula="of:=[.L11]*[.M11]" office:value-type="currency" office:currency="EUR" office:value="0.85">
            <text:p>0,8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74LVC1T45DBV</text:p>
          </table:table-cell>
          <table:table-cell/>
          <table:table-cell office:value-type="string">
            <text:p>IC6</text:p>
          </table:table-cell>
          <table:table-cell office:value-type="float" office:value="1470916">
            <text:p>1470916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55">
            <text:p>0,550 €</text:p>
          </table:table-cell>
          <table:table-cell office:value-type="float" office:value="1">
            <text:p>1</text:p>
          </table:table-cell>
          <table:table-cell table:formula="of:=[.L12]*[.M12]" office:value-type="currency" office:currency="EUR" office:value="0.55">
            <text:p>0,5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74LVC4245A</text:p>
          </table:table-cell>
          <table:table-cell/>
          <table:table-cell office:value-type="string">
            <text:p>IC1</text:p>
          </table:table-cell>
          <table:table-cell office:value-type="float" office:value="1631648">
            <text:p>1631648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04">
            <text:p>1,040 €</text:p>
          </table:table-cell>
          <table:table-cell office:value-type="float" office:value="1">
            <text:p>1</text:p>
          </table:table-cell>
          <table:table-cell table:formula="of:=[.L13]*[.M13]" office:value-type="currency" office:currency="EUR" office:value="1.04">
            <text:p>1,04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MEGA128L-A</text:p>
          </table:table-cell>
          <table:table-cell/>
          <table:table-cell office:value-type="string">
            <text:p>IC3</text:p>
          </table:table-cell>
          <table:table-cell office:value-type="float" office:value="9171126">
            <text:p>9171126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20.63">
            <text:p>20,630 €</text:p>
          </table:table-cell>
          <table:table-cell office:value-type="float" office:value="1">
            <text:p>1</text:p>
          </table:table-cell>
          <table:table-cell table:formula="of:=[.L14]*[.M14]" office:value-type="currency" office:currency="EUR" office:value="20.63">
            <text:p>20,630 €</text:p>
          </table:table-cell>
          <table:table-cell table:number-columns-repeated="5"/>
        </table:table-row>
        <table:table-row table:style-name="ro2">
          <table:table-cell table:number-columns-repeated="13"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DIODE-DO201-15</text:p>
          </table:table-cell>
          <table:table-cell office:value-type="string">
            <text:p>MUR420</text:p>
          </table:table-cell>
          <table:table-cell office:value-type="string">
            <text:p>D1, D2</text:p>
          </table:table-cell>
          <table:table-cell table:style-name="ce7" office:value-type="string">
            <text:p>KO réf</text:p>
          </table:table-cell>
          <table:table-cell table:number-columns-repeated="2"/>
          <table:table-cell table:number-columns-repeated="2"/>
          <table:table-cell table:formula="of:=[.L16]*[.M16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LEDCHIPLED_1206</text:p>
          </table:table-cell>
          <table:table-cell/>
          <table:table-cell office:value-type="string">
            <text:p>LED0, LED1, LED2, LED3, PUISS_AX12</text:p>
          </table:table-cell>
          <table:table-cell office:value-type="float" office:value="1466000">
            <text:p>1466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currency" office:currency="EUR" office:value="0.28">
            <text:p>0,280 €</text:p>
          </table:table-cell>
          <table:table-cell office:value-type="float" office:value="10">
            <text:p>10</text:p>
          </table:table-cell>
          <table:table-cell table:formula="of:=[.L18]*[.M18]" office:value-type="currency" office:currency="EUR" office:value="2.8">
            <text:p>2,8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4"/>
          <table:table-cell>
            <draw:frame table:end-cell-address="Sheet1.Z37" table:end-x="1.527cm" table:end-y="0.361cm" draw:z-index="0" draw:style-name="gr1" svg:width="16.998cm" svg:height="8.409cm" svg:x="0.336cm" svg:y="0.081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5"/>
          <table:table-cell office:value-type="string">
            <text:p>L-EUL1812</text:p>
          </table:table-cell>
          <table:table-cell table:style-name="ce3" office:value-type="string">
            <text:p>KO val</text:p>
          </table:table-cell>
          <table:table-cell office:value-type="string">
            <text:p>L1,L5,L6,L7,L8</text:p>
          </table:table-cell>
          <table:table-cell table:number-columns-repeated="3"/>
          <table:table-cell table:number-columns-repeated="2"/>
          <table:table-cell table:formula="of:=[.L20]*[.M20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C0805</text:p>
          </table:table-cell>
          <table:table-cell office:value-type="string">
            <text:p>22pF</text:p>
          </table:table-cell>
          <table:table-cell office:value-type="string">
            <text:p>C4,C5</text:p>
          </table:table-cell>
          <table:table-cell office:value-type="float" office:value="1759057">
            <text:p>17590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1">
            <text:p>0,010 €</text:p>
          </table:table-cell>
          <table:table-cell office:value-type="float" office:value="10">
            <text:p>10</text:p>
          </table:table-cell>
          <table:table-cell table:formula="of:=[.L22]*[.M22]" office:value-type="currency" office:currency="EUR" office:value="0.1">
            <text:p>0,1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025-024X044</text:p>
          </table:table-cell>
          <table:table-cell office:value-type="string">
            <text:p>100nF</text:p>
          </table:table-cell>
          <table:table-cell office:value-type="string">
            <text:p>C14, C19</text:p>
          </table:table-cell>
          <table:table-cell table:style-name="ce7" office:value-type="string">
            <text:p>KO réf</text:p>
          </table:table-cell>
          <table:table-cell office:value-type="float" office:value="2">
            <text:p>2</text:p>
          </table:table-cell>
          <table:table-cell/>
          <table:table-cell table:number-columns-repeated="2"/>
          <table:table-cell table:formula="of:=[.L23]*[.M23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025-025X050</text:p>
          </table:table-cell>
          <table:table-cell office:value-type="string">
            <text:p>100nF</text:p>
          </table:table-cell>
          <table:table-cell office:value-type="string">
            <text:p>C1</text:p>
          </table:table-cell>
          <table:table-cell table:style-name="ce7" office:value-type="string">
            <text:p>KO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L24]*[.M24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025-030X050</text:p>
          </table:table-cell>
          <table:table-cell office:value-type="string">
            <text:p>100nF</text:p>
          </table:table-cell>
          <table:table-cell office:value-type="string">
            <text:p>C6, C7</text:p>
          </table:table-cell>
          <table:table-cell table:style-name="ce7" office:value-type="string">
            <text:p>KO réf</text:p>
          </table:table-cell>
          <table:table-cell office:value-type="float" office:value="2">
            <text:p>2</text:p>
          </table:table-cell>
          <table:table-cell/>
          <table:table-cell table:number-columns-repeated="2"/>
          <table:table-cell table:formula="of:=[.L25]*[.M25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050-025X075</text:p>
          </table:table-cell>
          <table:table-cell office:value-type="string">
            <text:p>100nF</text:p>
          </table:table-cell>
          <table:table-cell office:value-type="string">
            <text:p>C21, C22</text:p>
          </table:table-cell>
          <table:table-cell table:style-name="ce7" office:value-type="string">
            <text:p>KO réf</text:p>
          </table:table-cell>
          <table:table-cell office:value-type="float" office:value="2">
            <text:p>2</text:p>
          </table:table-cell>
          <table:table-cell/>
          <table:table-cell table:number-columns-repeated="2"/>
          <table:table-cell table:formula="of:=[.L26]*[.M26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C0603</text:p>
          </table:table-cell>
          <table:table-cell office:value-type="string">
            <text:p>100nF</text:p>
          </table:table-cell>
          <table:table-cell office:value-type="string">
            <text:p>C15, C16, C17, C18, C23, C24</text:p>
          </table:table-cell>
          <table:table-cell office:value-type="float" office:value="9406140">
            <text:p>94061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2" office:value-type="currency" office:currency="EUR" office:value="0.049">
            <text:p>0,049 €</text:p>
          </table:table-cell>
          <table:table-cell office:value-type="float" office:value="10">
            <text:p>10</text:p>
          </table:table-cell>
          <table:table-cell table:formula="of:=[.L27]*[.M27]" office:value-type="currency" office:currency="EUR" office:value="0.49">
            <text:p>0,49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C0805</text:p>
          </table:table-cell>
          <table:table-cell office:value-type="string">
            <text:p>100nF</text:p>
          </table:table-cell>
          <table:table-cell office:value-type="string">
            <text:p>C2, C3, C8, C9, C20</text:p>
          </table:table-cell>
          <table:table-cell office:value-type="float" office:value="9406387">
            <text:p>94063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2" office:value-type="currency" office:currency="EUR" office:value="0.07">
            <text:p>0,070 €</text:p>
          </table:table-cell>
          <table:table-cell office:value-type="float" office:value="10">
            <text:p>10</text:p>
          </table:table-cell>
          <table:table-cell table:style-name="Default" table:formula="of:=[.M28]*[.L28]" office:value-type="currency" office:currency="EUR" office:value="0.7">
            <text:p>0,7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POL-EVE5-10.5</text:p>
          </table:table-cell>
          <table:table-cell office:value-type="string">
            <text:p>560uF</text:p>
          </table:table-cell>
          <table:table-cell office:value-type="string">
            <text:p>C11, C13</text:p>
          </table:table-cell>
          <table:table-cell table:style-name="ce7" office:value-type="string">
            <text:p>KO réf</text:p>
          </table:table-cell>
          <table:table-cell table:number-columns-repeated="2"/>
          <table:table-cell table:number-columns-repeated="2"/>
          <table:table-cell table:formula="of:=[.L30]*[.M30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POL-EVE5-10.5</text:p>
          </table:table-cell>
          <table:table-cell office:value-type="string">
            <text:p>680uF 35V</text:p>
          </table:table-cell>
          <table:table-cell office:value-type="string">
            <text:p>C10, C12</text:p>
          </table:table-cell>
          <table:table-cell table:style-name="ce7" office:value-type="string">
            <text:p>KO réf</text:p>
          </table:table-cell>
          <table:table-cell table:number-columns-repeated="2"/>
          <table:table-cell table:number-columns-repeated="2"/>
          <table:table-cell table:formula="of:=[.L31]*[.M31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table:style-name="ce4" office:value-type="float" office:value="270">
            <text:p>270</text:p>
          </table:table-cell>
          <table:table-cell office:value-type="string">
            <text:p>R6, R7, R8, R9</text:p>
          </table:table-cell>
          <table:table-cell office:value-type="float" office:value="9334254">
            <text:p>9334254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018">
            <text:p>0,018 €</text:p>
          </table:table-cell>
          <table:table-cell office:value-type="float" office:value="50">
            <text:p>50</text:p>
          </table:table-cell>
          <table:table-cell table:formula="of:=[.L33]*[.M33]" office:value-type="currency" office:currency="EUR" office:value="0.9">
            <text:p>0,9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1k</text:p>
          </table:table-cell>
          <table:table-cell office:value-type="string">
            <text:p>R2</text:p>
          </table:table-cell>
          <table:table-cell table:style-name="ce8" office:value-type="float" office:value="9333711">
            <text:p>9333711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018">
            <text:p>0,018 €</text:p>
          </table:table-cell>
          <table:table-cell office:value-type="float" office:value="50">
            <text:p>50</text:p>
          </table:table-cell>
          <table:table-cell table:formula="of:=[.L34]*[.M34]" office:value-type="currency" office:currency="EUR" office:value="0.9">
            <text:p>0,9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table:style-name="ce5" office:value-type="string">
            <text:p>1k-1%</text:p>
          </table:table-cell>
          <table:table-cell office:value-type="string">
            <text:p>R5</text:p>
          </table:table-cell>
          <table:table-cell office:value-type="float" office:value="9332383">
            <text:p>9332383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044">
            <text:p>0,044 €</text:p>
          </table:table-cell>
          <table:table-cell office:value-type="float" office:value="50">
            <text:p>50</text:p>
          </table:table-cell>
          <table:table-cell table:formula="of:=[.L35]*[.M35]" office:value-type="currency" office:currency="EUR" office:value="2.2">
            <text:p>2,2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2k2</text:p>
          </table:table-cell>
          <table:table-cell office:value-type="string">
            <text:p>R10, R11</text:p>
          </table:table-cell>
          <table:table-cell office:value-type="float" office:value="9334149">
            <text:p>93341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formula="of:=[.L36]*[.M36]" office:value-type="currency" office:currency="EUR" office:value="1.9">
            <text:p>1,9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6.8k-1%</text:p>
          </table:table-cell>
          <table:table-cell office:value-type="string">
            <text:p>R4</text:p>
          </table:table-cell>
          <table:table-cell office:value-type="float" office:value="9333479">
            <text:p>9333479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044">
            <text:p>0,044 €</text:p>
          </table:table-cell>
          <table:table-cell office:value-type="float" office:value="50">
            <text:p>50</text:p>
          </table:table-cell>
          <table:table-cell table:formula="of:=[.L37]*[.M37]" office:value-type="currency" office:currency="EUR" office:value="2.2">
            <text:p>2,2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10k</text:p>
          </table:table-cell>
          <table:table-cell office:value-type="string">
            <text:p>R12</text:p>
          </table:table-cell>
          <table:table-cell office:value-type="float" office:value="9333720">
            <text:p>9333720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style-name="Default" table:formula="of:=[.M38]*[.L38]" office:value-type="currency" office:currency="EUR" office:value="1.9">
            <text:p>1,9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R1, R3</text:p>
          </table:table-cell>
          <table:table-cell table:style-name="ce7" office:value-type="string">
            <text:p>KO réf</text:p>
          </table:table-cell>
          <table:table-cell table:number-columns-repeated="2"/>
          <table:table-cell table:number-columns-repeated="2"/>
          <table:table-cell table:formula="of:=[.L39]*[.M39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EPCOS B82477P4333M000</text:p>
          </table:table-cell>
          <table:table-cell office:value-type="string">
            <text:p>33uH</text:p>
          </table:table-cell>
          <table:table-cell office:value-type="string">
            <text:p>L3</text:p>
          </table:table-cell>
          <table:table-cell office:value-type="float" office:value="1644652">
            <text:p>1644652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82">
            <text:p>1,820 €</text:p>
          </table:table-cell>
          <table:table-cell office:value-type="float" office:value="1">
            <text:p>1</text:p>
          </table:table-cell>
          <table:table-cell table:formula="of:=[.L41]*[.M41]" office:value-type="currency" office:currency="EUR" office:value="1.82">
            <text:p>1,82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WURTH 1635908</text:p>
          </table:table-cell>
          <table:table-cell table:style-name="ce6" office:value-type="string">
            <text:p>15µH </text:p>
          </table:table-cell>
          <table:table-cell office:value-type="string">
            <text:p>L2</text:p>
          </table:table-cell>
          <table:table-cell table:style-name="ce9" office:value-type="float" office:value="1635908">
            <text:p>1635908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95">
            <text:p>1,950 €</text:p>
          </table:table-cell>
          <table:table-cell office:value-type="float" office:value="1">
            <text:p>1</text:p>
          </table:table-cell>
          <table:table-cell table:style-name="Default" table:formula="of:=[.M42]*[.L42]" office:value-type="currency" office:currency="EUR" office:value="1.95">
            <text:p>1,95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RYSTALHC49S</text:p>
          </table:table-cell>
          <table:table-cell office:value-type="string">
            <text:p>8MHz</text:p>
          </table:table-cell>
          <table:table-cell office:value-type="string">
            <text:p>Q1</text:p>
          </table:table-cell>
          <table:table-cell office:value-type="float" office:value="1368789">
            <text:p>1368789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17">
            <text:p>1,170 €</text:p>
          </table:table-cell>
          <table:table-cell office:value-type="float" office:value="1">
            <text:p>1</text:p>
          </table:table-cell>
          <table:table-cell table:formula="of:=[.L44]*[.M44]" office:value-type="currency" office:currency="EUR" office:value="1.17">
            <text:p>1,170 €</text:p>
          </table:table-cell>
          <table:table-cell table:number-columns-repeated="5"/>
        </table:table-row>
        <table:table-row table:style-name="ro2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 table:number-rows-repeated="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09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0">20/03/2010</text:date>, <text:time>21:5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0T20:59:15.39</meta:creation-date>
    <dc:date>2010-03-20T21:50:25.14</dc:date>
    <meta:editing-duration>PT00H51M17S</meta:editing-duration>
    <meta:editing-cycles>2</meta:editing-cycles>
    <meta:generator>OpenOffice.org/3.0$Win32 OpenOffice.org_project/300m9$Build-9358</meta:generator>
    <meta:document-statistic meta:table-count="3" meta:cell-count="27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2" style:family="paragraph" style:parent-style-name="Standard" style:master-page-name="Page_20_Style_20_1">
      <style:paragraph-properties fo:margin-left="0cm" fo:margin-right="0cm" fo:margin-top="0cm" fo:margin-bottom="0cm" fo:line-height="100%" fo:text-align="start" style:justify-single-word="false" fo:text-indent="0cm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12pt" fo:text-shadow="1pt 1pt" style:font-name-asian="Geneva" style:font-size-asian="12pt" style:font-name-complex="Geneva" style:font-size-complex="12pt"/>
    </style:style>
    <style:style style:name="T1" style:family="text">
      <style:text-properties fo:color="#000000" style:font-name="Geneva" fo:font-size="12pt" fo:text-shadow="1pt 1pt" style:font-name-asian="Geneva" style:font-size-asian="12pt" style:font-name-complex="Geneva" style:font-size-complex="12pt"/>
    </style:style>
    <style:style style:name="T2" style:family="text">
      <style:text-properties fo:color="#000000" style:font-name="Geneva" fo:font-size="12pt" style:font-name-asian="Geneva" style:font-size-asian="12pt" style:font-name-complex="Geneva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list exported from C:/Documents and Settings/JDaM/Bureau/svn_robotter/eurobot/hardware/meca_2k10/meca_2k10.sch at 20/03/2010 20:23:44 </text:p>
      <text:p text:style-name="P3"/>
      <text:p text:style-name="P3">Qty Value <text:s text:c="21"/>Device <text:s text:c="12"/>Parts <text:s text:c="29"/></text:p>
      <text:p text:style-name="P3">2 <text:s text:c="29"/>520250-3 <text:s text:c="10"/>I2C, JTAG <text:s text:c="25"/></text:p>
      <text:p text:style-name="P3">1 <text:s text:c="29"/>555165-2 <text:s text:c="10"/>UART0 <text:s text:c="29"/></text:p>
      <text:p text:style-name="P3">5 <text:s text:c="29"/>L-EUL1812 <text:s text:c="9"/>L1, L5, L6, L7, L8 <text:s text:c="16"/></text:p>
      <text:p text:style-name="P3">5 <text:s text:c="29"/>LEDCHIPLED_1206 <text:s text:c="3"/>LED0, LED1, LED2, LED3, PUISS_AX12 </text:p>
      <text:p text:style-name="P3">2 <text:s text:c="29"/>ML10L <text:s text:c="13"/>COLOR_SENSOR0, COLOR_SENSOR1 <text:s text:c="6"/></text:p>
      <text:p text:style-name="P3">1 <text:s text:c="2"/>1k <text:s text:c="24"/>R-EU_R0805 <text:s text:c="8"/>R2 <text:s text:c="32"/></text:p>
      <text:p text:style-name="P3">1 <text:s text:c="2"/>1k 1% <text:s text:c="21"/>R-EU_R0805 <text:s text:c="8"/>R5 <text:s text:c="32"/></text:p>
      <text:p text:style-name="P3">2 <text:s text:c="2"/>2k2 <text:s text:c="23"/>R-EU_R0805 <text:s text:c="8"/>R10, R11 <text:s text:c="26"/></text:p>
      <text:p text:style-name="P3">1 <text:s text:c="2"/>6.8k 1% <text:s text:c="19"/>R-EU_R0805 <text:s text:c="8"/>R4 <text:s text:c="32"/></text:p>
      <text:p text:style-name="P3">1 <text:s text:c="2"/>8MHz <text:s text:c="22"/>CRYSTALHC49S <text:s text:c="6"/>Q1 <text:s text:c="32"/></text:p>
      <text:p text:style-name="P3">2 <text:s text:c="2"/>10k <text:s text:c="23"/>R-EU_0207/10 <text:s text:c="6"/>R1, R3 <text:s text:c="28"/></text:p>
      <text:p text:style-name="P3">1 <text:s text:c="2"/>10k <text:s text:c="23"/>R-EU_R0805 <text:s text:c="8"/>R12 <text:s text:c="31"/></text:p>
      <text:p text:style-name="P1"><text:span text:style-name="T2">1 <text:s text:c="2"/>15</text:span><text:span text:style-name="T1">H WURTH 1635908 <text:s text:c="8"/>WE-PD_L/XL/XXL <text:s text:c="4"/>L2 <text:s text:c="32"/></text:span></text:p>
      <text:p text:style-name="P4">1 <text:s text:c="2"/>22-05-7048-04 <text:s text:c="13"/>22-05-7048-04 <text:s text:c="5"/>J2 <text:s text:c="32"/></text:p>
      <text:p text:style-name="P4">2 <text:s text:c="2"/>22pF <text:s text:c="22"/>C-EUC0805 <text:s text:c="9"/>C4, C5 <text:s text:c="28"/></text:p>
      <text:p text:style-name="P1"><text:span text:style-name="T1">1 <text:s text:c="2"/>33</text:span><text:span text:style-name="T2">H EPCOS B82477P4333M000 WE-PD_L/XL/XXL <text:s text:c="4"/>L3 <text:s text:c="32"/></text:span></text:p>
      <text:p text:style-name="P3">1 <text:s text:c="2"/>74HC157D <text:s text:c="18"/>74HC157D <text:s text:c="10"/>IC5 <text:s text:c="31"/></text:p>
      <text:p text:style-name="P3">1 <text:s text:c="2"/>74LVC1T45DBV <text:s text:c="14"/>74LVC1T45DBV <text:s text:c="6"/>IC6 <text:s text:c="31"/></text:p>
      <text:p text:style-name="P3">1 <text:s text:c="2"/>74LVC4245A <text:s text:c="16"/>74LVC4245A <text:s text:c="8"/>IC1 <text:s text:c="31"/></text:p>
      <text:p text:style-name="P3">2 <text:s text:c="2"/>100nF <text:s text:c="21"/>C-EU025-024X044 <text:s text:c="3"/>C14, C19 <text:s text:c="26"/></text:p>
      <text:p text:style-name="P3">1 <text:s text:c="2"/>100nF <text:s text:c="21"/>C-EU025-025X050 <text:s text:c="3"/>C1 <text:s text:c="32"/></text:p>
      <text:p text:style-name="P3">2 <text:s text:c="2"/>100nF <text:s text:c="21"/>C-EU025-030X050 <text:s text:c="3"/>C6, C7 <text:s text:c="28"/></text:p>
      <text:p text:style-name="P3">2 <text:s text:c="2"/>100nF <text:s text:c="21"/>C-EU050-025X075 <text:s text:c="3"/>C21, C22 <text:s text:c="26"/></text:p>
      <text:p text:style-name="P3">6 <text:s text:c="2"/>100nF <text:s text:c="21"/>C-EUC0603 <text:s text:c="9"/>C15, C16, C17, C18, C23, C24 <text:s text:c="6"/></text:p>
      <text:p text:style-name="P3">5 <text:s text:c="2"/>100nF <text:s text:c="21"/>C-EUC0805 <text:s text:c="9"/>C2, C3, C8, C9, C20 <text:s text:c="15"/></text:p>
      <text:p text:style-name="P3">4 <text:s text:c="2"/>270 <text:s text:c="23"/>R-EU_R0805 <text:s text:c="8"/>R6, R7, R8, R9 <text:s text:c="20"/></text:p>
      <text:p text:style-name="P1"><text:span text:style-name="T2">2 <text:s text:c="2"/>560</text:span><text:span text:style-name="T1">F <text:s text:c="21"/>CPOL-EUE5-10.5 <text:s text:c="4"/>C11, C13 <text:s text:c="26"/></text:span></text:p>
      <text:p text:style-name="P1"><text:span text:style-name="T1">2 <text:s text:c="2"/>680</text:span><text:span text:style-name="T2">F 35V <text:s text:c="17"/>CPOL-EUE5-10.5 <text:s text:c="4"/>C10, C12 <text:s text:c="26"/></text:span></text:p>
      <text:p text:style-name="P3">2 <text:s text:c="2"/>53047-12 <text:s text:c="18"/>53047-12 <text:s text:c="10"/>GP2, SERVOS <text:s text:c="23"/></text:p>
      <text:p text:style-name="P3">1 <text:s text:c="2"/>LM2596S-5.0 <text:s text:c="15"/>LM2596S <text:s text:c="11"/>IC4 <text:s text:c="31"/></text:p>
      <text:p text:style-name="P3">1 <text:s text:c="2"/>LM2596S-ADJ <text:s text:c="15"/>LM2596S <text:s text:c="11"/>IC2 <text:s text:c="31"/></text:p>
      <text:p text:style-name="P3">1 <text:s text:c="2"/>MEGA128L-A <text:s text:c="16"/>MEGA128-A <text:s text:c="9"/>IC3 <text:s text:c="31"/></text:p>
      <text:p text:style-name="P3">3 <text:s text:c="2"/>MOUNT-PAD-ROUND3.6 <text:s text:c="8"/>MOUNT-PAD-ROUND3.6 H1, H2, H3 <text:s text:c="24"/></text:p>
      <text:p text:style-name="P3">2 <text:s text:c="2"/>MUR420 <text:s text:c="20"/>DIODE-DO201-15 <text:s text:c="4"/>D1, D2 <text:s text:c="28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